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gr1" style:family="graphic">
      <style:graphic-properties draw:textarea-horizontal-align="justify" draw:textarea-vertical-align="middle" draw:auto-grow-height="false" fo:min-height="1.764cm" fo:min-width="4.142cm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0" draw:name="Alakzat1" draw:style-name="gr1" svg:width="8.282cm" svg:height="5.292cm" svg:x="5.38cm" svg:y="5.55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0-15T16:04:21.345000000</dc:date>
    <meta:editing-duration>PT2M</meta:editing-duration>
    <meta:editing-cycles>3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